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C1" style:family="table-cell">
      <style:table-cell-properties fo:background-color="#5983b0" fo:padding="0.097cm" fo:border="0.5pt solid #000000">
        <style:background-image/>
      </style:table-cell-properties>
    </style:style>
    <style:style style:name="Tabela1.A2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ela1.C2" style:family="table-cell">
      <style:table-cell-properties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.353cm" style:contextual-spacing="false" fo:line-height="115%"/>
      <style:text-properties style:text-line-through-style="none" style:text-line-through-type="none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officeooo:rsid="001cb318" officeooo:paragraph-rsid="001cb318" style:font-size-asian="11pt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text-line-through-style="none" style:text-line-through-type="none" officeooo:paragraph-rsid="001cb318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1cb318" officeooo:paragraph-rsid="001cb318" style:font-size-asian="11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1e5b90" officeooo:paragraph-rsid="001e5b90" style:font-size-asian="11pt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style:font-size-asian="11pt"/>
    </style:style>
    <style:style style:name="P7" style:family="paragraph" style:parent-style-name="Standard" style:list-style-name="L1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41241" officeooo:paragraph-rsid="00241241" style:font-size-asian="11pt"/>
    </style:style>
    <style:style style:name="P8" style:family="paragraph" style:parent-style-name="Standard" style:list-style-name="L2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41241" officeooo:paragraph-rsid="00241241" style:font-size-asian="11pt"/>
    </style:style>
    <style:style style:name="P9" style:family="paragraph" style:parent-style-name="Standard" style:list-style-name="L3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5ccb7" officeooo:paragraph-rsid="0025ccb7" style:font-size-asian="11pt"/>
    </style:style>
    <style:style style:name="P10" style:family="paragraph" style:parent-style-name="Standard" style:list-style-name="L3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69059" officeooo:paragraph-rsid="00269059" style:font-size-asian="11pt"/>
    </style:style>
    <style:style style:name="P11" style:family="paragraph" style:parent-style-name="Standard" style:list-style-name="L3">
      <style:paragraph-properties fo:margin-top="0cm" fo:margin-bottom="0.353cm" style:contextual-spacing="false" fo:line-height="115%"/>
      <style:text-properties officeooo:paragraph-rsid="00269059"/>
    </style:style>
    <style:style style:name="P12" style:family="paragraph" style:parent-style-name="Standard" style:list-style-name="L3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41241" officeooo:paragraph-rsid="00241241" style:font-size-asian="11pt"/>
    </style:style>
    <style:style style:name="P13" style:family="paragraph" style:parent-style-name="Standard" style:list-style-name="L4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4260d" officeooo:paragraph-rsid="0024260d" style:font-size-asian="11pt"/>
    </style:style>
    <style:style style:name="P14" style:family="paragraph" style:parent-style-name="Standard" style:list-style-name="L4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4260d" officeooo:paragraph-rsid="0025ccb7" style:font-size-asian="11pt"/>
    </style:style>
    <style:style style:name="P15" style:family="paragraph" style:parent-style-name="Standard" style:list-style-name="L5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1ee01" officeooo:paragraph-rsid="0021ee01" style:font-size-asian="11pt"/>
    </style:style>
    <style:style style:name="P16" style:family="paragraph" style:parent-style-name="Standard" style:list-style-name="L6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1ee01" officeooo:paragraph-rsid="0021ee01" style:font-size-asian="11pt"/>
    </style:style>
    <style:style style:name="P17" style:family="paragraph" style:parent-style-name="Standard" style:list-style-name="L7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1ee01" officeooo:paragraph-rsid="0021ee01" style:font-size-asian="11pt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paragraph-rsid="001e5b90" style:font-size-asian="11pt"/>
    </style:style>
    <style:style style:name="P19" style:family="paragraph" style:parent-style-name="Standard" style:list-style-name="L8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3377d" officeooo:paragraph-rsid="0023377d" style:font-size-asian="11pt"/>
    </style:style>
    <style:style style:name="P20" style:family="paragraph" style:parent-style-name="Standard" style:list-style-name="L8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41241" officeooo:paragraph-rsid="00241241" style:font-size-asian="11pt"/>
    </style:style>
    <style:style style:name="P21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Calibri" fo:font-size="11pt" officeooo:rsid="001e5b90" officeooo:paragraph-rsid="001e5b90" style:font-size-asian="11pt"/>
    </style:style>
    <style:style style:name="P22" style:family="paragraph" style:parent-style-name="Table_20_Contents">
      <style:text-properties style:text-line-through-style="none" style:text-line-through-type="none" style:font-name="Calibri" fo:font-size="11pt" officeooo:rsid="0020170d" officeooo:paragraph-rsid="0020170d" style:font-size-asian="11pt"/>
    </style:style>
    <style:style style:name="P23" style:family="paragraph" style:parent-style-name="Standard" style:list-style-name="L9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0170d" officeooo:paragraph-rsid="0020170d" style:font-size-asian="11pt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style:text-line-through-style="none" style:text-line-through-type="none" style:font-name="Calibri" fo:font-size="11pt" fo:language="pl" fo:country="PL" officeooo:rsid="0020170d" officeooo:paragraph-rsid="0020170d" style:font-size-asian="11pt"/>
    </style:style>
    <style:style style:name="P25" style:family="paragraph" style:parent-style-name="Standard">
      <style:text-properties style:text-line-through-style="none" style:text-line-through-type="none"/>
    </style:style>
    <style:style style:name="T1" style:family="text">
      <style:text-properties style:font-name="Calibri" fo:font-size="11pt" style:font-size-asian="11pt"/>
    </style:style>
    <style:style style:name="T2" style:family="text">
      <style:text-properties style:font-name="Calibri" fo:font-size="11pt" officeooo:rsid="001cb318" style:font-size-asian="11pt"/>
    </style:style>
    <style:style style:name="T3" style:family="text">
      <style:text-properties style:font-name="Calibri" fo:font-size="11pt" fo:language="pl" fo:country="PL" style:font-size-asian="11pt"/>
    </style:style>
    <style:style style:name="T4" style:family="text">
      <style:text-properties style:font-name="Calibri" fo:font-size="11pt" fo:language="en" fo:country="US" style:font-size-asian="11pt"/>
    </style:style>
    <style:style style:name="T5" style:family="text">
      <style:text-properties style:font-name="Calibri" fo:font-size="11pt" fo:language="pl" fo:country="PL" officeooo:rsid="001cb318" style:font-size-asian="11pt"/>
    </style:style>
    <style:style style:name="T6" style:family="text">
      <style:text-properties style:text-line-through-style="none" style:text-line-through-type="none" style:font-name="Calibri" fo:font-size="11pt" fo:language="pl" fo:country="PL" officeooo:rsid="00269059" style:font-size-asian="11pt"/>
    </style:style>
    <style:style style:name="T7" style:family="text">
      <style:text-properties officeooo:rsid="001e5b90"/>
    </style:style>
    <style:style style:name="T8" style:family="text">
      <style:text-properties officeooo:rsid="00241241"/>
    </style:style>
    <style:style style:name="T9" style:family="text">
      <style:text-properties officeooo:rsid="0023377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Dokument wymagań projektowych</text:span></text:p>
      <text:p text:style-name="P1" loext:marker-style-name="T1"><text:span text:style-name="T1">System zarządzania produktami (ASP .NET Core MVC)</text:span><text:span text:style-name="T1"/></text:p>
      <text:p text:style-name="P1" loext:marker-style-name="T1"><text:span text:style-name="T1">1. Wprowadzenie</text:span><text:span text:style-name="T1"/></text:p>
      <text:p text:style-name="P1" loext:marker-style-name="T1"><text:span text:style-name="T1">Nazwa projektu: Sysytem zarządzania produktami</text:span><text:span text:style-name="T1"/></text:p>
      <text:p text:style-name="P1" loext:marker-style-name="T1"><text:span text:style-name="T1">Cel projektu: </text:span><text:span text:style-name="T1"/></text:p>
      <text:p text:style-name="P1" loext:marker-style-name="T1"><text:span text:style-name="T1">Stworzenie nowoczesnej, wielofunkcyj</text:span><text:span text:style-name="T2">n</text:span><text:span text:style-name="T1">ej aplikacji webowej do zarządzania produktami </text:span><text:span text:style-name="T2">z zaawansowanymi funkcjami, takimi jak logowanie użytkowników, recenzje produktów dynamiczne raporty i filtrowanie. System będzie obsługiwał role użytkowników oraz administratorów.</text:span></text:p>
      <text:p text:style-name="P2" loext:marker-style-name="T1">Zakres projektu:</text:p>
      <text:p text:style-name="P2" loext:marker-style-name="T1">Aplikacja oparta na ASP .NET Core MVC z C# jako językiem backendowym i bazą danych SQL Server. System ma działać w oparciu o nowoczesne standardy, z optymalizacją wydajności i integracji z zewnętrznym API oraz modułami. </text:p>
      <text:p text:style-name="P3" loext:marker-style-name="T3"><text:span text:style-name="T1">2. Gł</text:span><text:span text:style-name="T4">ó</text:span><text:span text:style-name="T3">wne wymagania fu</text:span><text:span text:style-name="T5">n</text:span><text:span text:style-name="T3">kcjonalne</text:span></text:p>
      <text:p text:style-name="P4" loext:marker-style-name="T3">2.1 Moduł zarządzania użytkownikami</text:p>
      <text:p text:style-name="P4" loext:marker-style-name="T3">2.2 Zarządzania produktami</text:p>
      <text:p text:style-name="P4" loext:marker-style-name="T3">2.3 Moduł recenzji i ocen</text:p>
      <text:p text:style-name="P5" loext:marker-style-name="T3">2.4 Dashboard administracyjny</text:p>
      <text:p text:style-name="P5" loext:marker-style-name="T3">2.5 Integracje zewnętrzne</text:p>
      <text:p text:style-name="P5" loext:marker-style-name="T3">2.6 Optymalizacja wydajności</text:p>
      <text:p text:style-name="P6" loext:marker-style-name="T3">3. Wymagania niefunkcjonalne</text:p>
      <text:p text:style-name="P5" loext:marker-style-name="T3">3.1 Wydajnoćś</text:p>
      <text:list text:style-name="L1">
        <text:list-item>
          <text:p text:style-name="P7" loext:marker-style-name="T3">Aplikacja powinna obsługiwać do 1000 aktywnych użytkowników jednocześnie</text:p>
        </text:list-item>
        <text:list-item>
          <text:p text:style-name="P7" loext:marker-style-name="T3">Strona produktu powinna ładować się w czasie krótszym niż 3 sekundy</text:p>
        </text:list-item>
      </text:list>
      <text:p text:style-name="P5" loext:marker-style-name="T3">3.2 Bezpieczeństwo</text:p>
      <text:list text:style-name="L2">
        <text:list-item>
          <text:p text:style-name="P8" loext:marker-style-name="T3">System musi zapewnić szyfrowanie haseł użytkowników przy użyciu biezpiecznych algorytmów kryptograficznych, takich jak bcrypt, Argon2 lub PBKDF2, z wykorzystaniem uniklnej soli dla każdego użytkownika</text:p>
        </text:list-item>
        <text:list-item>
          <text:p text:style-name="P8" loext:marker-style-name="T3">Dane komunikowane między serwerem a klientem powinny być zabiezpieczone protokołem HTTPS </text:p>
        </text:list-item>
      </text:list>
      <text:p text:style-name="P5" loext:marker-style-name="T3">3.3 Skalowalność</text:p>
      <text:list text:style-name="L3">
        <text:list-item>
          <text:p text:style-name="P9" loext:marker-style-name="T3">Aplikacja powinna być zaprojektowana zgodnie z zasadą modularności i luźnego powiązania komponentów, aby umożliwić łatwe dodawanie nowych funkcjonalności bez konieczności ingerencji w istniejący kod</text:p>
        </text:list-item>
        <text:list-item>
          <text:p text:style-name="P10" loext:marker-style-name="T3"><text:soft-page-break/>Warto zastosować Dependency Injector (DI), aby umożliwić łatwą wymianę komponentów oraz integracyjne, co ułatwia przyszłe modyfikacje</text:p>
        </text:list-item>
        <text:list-item>
          <text:p text:style-name="P11" loext:marker-style-name="T3"><text:span text:style-name="T6">Aplikacja powinna być projektowana jako cloud-ready, co oznacza: Wykorzystanie konteneryzacji (np. Docker) i orkiestracji (np. Kubrenets) możliwość wdrożenia jako serverless (np. AWS Lambda) lub w module PaaS (np. Azure App Service) Obsługę rozproszonych baz danych (np. Azure SQL, AWS RDS) z możliwościoa replikacji i automatycznego skalowania</text:span></text:p>
        </text:list-item>
        <text:list-item>
          <text:p text:style-name="P9" loext:marker-style-name="T3">Powinna wykorzystywać zasady SOLID, oraz wzorzec projektowy CQRS w warstwie logiki biznesowej, natomiast MVC jako warstwę prezentacji</text:p>
        </text:list-item>
        <text:list-item>
          <text:p text:style-name="P12" loext:marker-style-name="T3">Możliwość wdrożenia w chmurze (np. Azure lub AWS)</text:p>
        </text:list-item>
      </text:list>
      <text:p text:style-name="P5" loext:marker-style-name="T3">3.4 Użyteczność</text:p>
      <text:list text:style-name="L4">
        <text:list-item>
          <text:p text:style-name="P13" loext:marker-style-name="T3">Interface aplikacji musi być intuicyjny i przystosowany do urządzeń mobilnych (Resposive Design)</text:p>
        </text:list-item>
        <text:list-item>
          <text:p text:style-name="P13" loext:marker-style-name="T3">Wykorzystanie frameworka frontowego (Bootsrap)</text:p>
        </text:list-item>
      </text:list>
      <text:p text:style-name="P5" loext:marker-style-name="T3">3.5 Kompatybilność</text:p>
      <text:list text:continue-numbering="true" text:style-name="L4">
        <text:list-item>
          <text:p text:style-name="P14" loext:marker-style-name="T3">Przeglądarki: Chrome, Firefox, Edge</text:p>
        </text:list-item>
        <text:list-item>
          <text:p text:style-name="P14" loext:marker-style-name="T3">System opracyjny serwera: Windows Server 2022</text:p>
        </text:list-item>
      </text:list>
      <text:p text:style-name="P6" loext:marker-style-name="T3">4. Technologia i narzędzia</text:p>
      <text:p text:style-name="P5" loext:marker-style-name="T3">4.1 Technologia backend</text:p>
      <text:list text:style-name="L5">
        <text:list-item>
          <text:p text:style-name="P15" loext:marker-style-name="T3">ASP .NET Core(Model-View-Controller)</text:p>
        </text:list-item>
        <text:list-item>
          <text:p text:style-name="P15" loext:marker-style-name="T3">C# .NET 9</text:p>
        </text:list-item>
        <text:list-item>
          <text:p text:style-name="P15" loext:marker-style-name="T3">Entity Framework Core</text:p>
        </text:list-item>
      </text:list>
      <text:p text:style-name="P5" loext:marker-style-name="T3">4.2 Technologia frontend</text:p>
      <text:list text:style-name="L6">
        <text:list-item>
          <text:p text:style-name="P16" loext:marker-style-name="T3">HTML5, CSS3, JavaScript</text:p>
        </text:list-item>
        <text:list-item>
          <text:p text:style-name="P16" loext:marker-style-name="T3">Bootstrap do responsywnego desingu</text:p>
        </text:list-item>
        <text:list-item>
          <text:p text:style-name="P16" loext:marker-style-name="T3">Chart.js lub Google Charts do wizualizacji danych</text:p>
        </text:list-item>
      </text:list>
      <text:p text:style-name="P5" loext:marker-style-name="T3">4.3 Bazy danych</text:p>
      <text:list text:style-name="L7">
        <text:list-item>
          <text:p text:style-name="P17" loext:marker-style-name="T3">SQL Server (z pełnotekstowym wyszukiwaniem)</text:p>
        </text:list-item>
      </text:list>
      <text:p text:style-name="P18" loext:marker-style-name="T3"><text:span text:style-name="T7">4.</text:span><text:span text:style-name="T8">4</text:span><text:span text:style-name="T7"> Narzędzia </text:span><text:span text:style-name="T9">w</text:span><text:span text:style-name="T7">drożeniowe</text:span></text:p>
      <text:list text:style-name="L8">
        <text:list-item>
          <text:p text:style-name="P19" loext:marker-style-name="T3">MS Visual Studio 2022</text:p>
        </text:list-item>
        <text:list-item>
          <text:p text:style-name="P19" loext:marker-style-name="T3">Git do kontroli wersji </text:p>
        </text:list-item>
        <text:list-item>
          <text:p text:style-name="P19" loext:marker-style-name="T3">Redis do cache`owania</text:p>
        </text:list-item>
        <text:list-item>
          <text:p text:style-name="P20" loext:marker-style-name="T3">Azure blob Storage lub system plikow do przechowywania zdjęc</text:p>
        </text:list-item>
      </text:list>
      <text:p text:style-name="P18" loext:marker-style-name="T3"><text:soft-page-break/>5. Harmonogram projektu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21">Etap</text:p>
          </table:table-cell>
          <table:table-cell table:style-name="Tabela1.A1" office:value-type="string">
            <text:p text:style-name="P21">Czas trwania</text:p>
          </table:table-cell>
          <table:table-cell table:style-name="Tabela1.C1" office:value-type="string">
            <text:p text:style-name="P21">Opis</text:p>
          </table:table-cell>
        </table:table-row>
        <table:table-row>
          <table:table-cell table:style-name="Tabela1.A2" office:value-type="string">
            <text:p text:style-name="P22">Analiza wymagań</text:p>
          </table:table-cell>
          <table:table-cell table:style-name="Tabela1.A2" office:value-type="string">
            <text:p text:style-name="P22">1 tydzień</text:p>
          </table:table-cell>
          <table:table-cell table:style-name="Tabela1.C2" office:value-type="string">
            <text:p text:style-name="P22">Zbieranie wymagań i przygotowanie specyfikacji</text:p>
          </table:table-cell>
        </table:table-row>
        <table:table-row>
          <table:table-cell table:style-name="Tabela1.A2" office:value-type="string">
            <text:p text:style-name="P22">Projektowanie UI/UX</text:p>
          </table:table-cell>
          <table:table-cell table:style-name="Tabela1.A2" office:value-type="string">
            <text:p text:style-name="P22">1 tydzień</text:p>
          </table:table-cell>
          <table:table-cell table:style-name="Tabela1.C2" office:value-type="string">
            <text:p text:style-name="P22">Tworzenie makiet i interfejsu użytkownika</text:p>
          </table:table-cell>
        </table:table-row>
        <table:table-row>
          <table:table-cell table:style-name="Tabela1.A2" office:value-type="string">
            <text:p text:style-name="P22">Implementacja backend</text:p>
          </table:table-cell>
          <table:table-cell table:style-name="Tabela1.A2" office:value-type="string">
            <text:p text:style-name="P22">4 tygodnie</text:p>
          </table:table-cell>
          <table:table-cell table:style-name="Tabela1.C2" office:value-type="string">
            <text:p text:style-name="P22">Tworzenie logiki aplikacji, bazy danych</text:p>
          </table:table-cell>
        </table:table-row>
        <table:table-row>
          <table:table-cell table:style-name="Tabela1.A2" office:value-type="string">
            <text:p text:style-name="P22">Implementacja frontend</text:p>
          </table:table-cell>
          <table:table-cell table:style-name="Tabela1.A2" office:value-type="string">
            <text:p text:style-name="P22">3 tygodnie </text:p>
          </table:table-cell>
          <table:table-cell table:style-name="Tabela1.C2" office:value-type="string">
            <text:p text:style-name="P22">Dodanie interfejsu użytkownika i funkcji JS</text:p>
          </table:table-cell>
        </table:table-row>
        <table:table-row>
          <table:table-cell table:style-name="Tabela1.A2" office:value-type="string">
            <text:p text:style-name="P22">Testowanie</text:p>
          </table:table-cell>
          <table:table-cell table:style-name="Tabela1.A2" office:value-type="string">
            <text:p text:style-name="P22">2 tygodnie </text:p>
          </table:table-cell>
          <table:table-cell table:style-name="Tabela1.C2" office:value-type="string">
            <text:p text:style-name="P22">Testowanie jednostkowe i integracyjne</text:p>
          </table:table-cell>
        </table:table-row>
        <table:table-row>
          <table:table-cell table:style-name="Tabela1.A2" office:value-type="string">
            <text:p text:style-name="P22">Wdrożenie i dokumentacja</text:p>
          </table:table-cell>
          <table:table-cell table:style-name="Tabela1.A2" office:value-type="string">
            <text:p text:style-name="P22">1 tydzień</text:p>
          </table:table-cell>
          <table:table-cell table:style-name="Tabela1.C2" office:value-type="string">
            <text:p text:style-name="P22">Przekazanie projektu z dokumentacją</text:p>
          </table:table-cell>
        </table:table-row>
      </table:table>
      <text:p text:style-name="P6" loext:marker-style-name="T3"/>
      <text:p text:style-name="P5" loext:marker-style-name="T3">Całkowity czas trwania: 12tygodni</text:p>
      <text:p text:style-name="P6" loext:marker-style-name="T3">6. Kryteria akceptacji</text:p>
      <text:list text:style-name="L9">
        <text:list-item>
          <text:p text:style-name="P23" loext:marker-style-name="T3">Wszystkie funkcjonalności działania zgodnie z wymaganiami</text:p>
        </text:list-item>
        <text:list-item>
          <text:p text:style-name="P23" loext:marker-style-name="T3">Aplikacja spełnia wymagania wydajnościowe i bezpieczeństwa</text:p>
        </text:list-item>
        <text:list-item>
          <text:p text:style-name="P23" loext:marker-style-name="T3">Testy jednostkowe i integracyjne zakończone sukcesem</text:p>
        </text:list-item>
        <text:list-item>
          <text:p text:style-name="P23" loext:marker-style-name="T3">Kod jest zgodny za standardami programowania, dobrze strukturyzowany i odpowiednio udokumentowany</text:p>
        </text:list-item>
      </text:list>
      <text:p text:style-name="P6" loext:marker-style-name="T3">7. Wnioski końcowe</text:p>
      <text:p text:style-name="P24" loext:marker-style-name="T3">Ten dokument przedstawia pełny zestaw wymagań funkcjonalnych i niefunkcjonalnych dla systemu zarządzania produktami. Firma zlecająca oczekuje aplikacji stabilnej, wydajnej i intuicyjnej, spełniającej wszystkie wymienione kryteria.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1T07:46:55.143706100</meta:creation-date>
    <dc:date>2025-02-11T09:35:39.868876200</dc:date>
    <meta:editing-duration>PT17M12S</meta:editing-duration>
    <meta:editing-cycles>2</meta:editing-cycles>
    <meta:generator>LibreOffice/25.2.0.3$Windows_X86_64 LibreOffice_project/e1cf4a87eb02d755bce1a01209907ea5ddc8f069</meta:generator>
    <meta:document-statistic meta:table-count="1" meta:image-count="0" meta:object-count="0" meta:page-count="3" meta:paragraph-count="80" meta:word-count="529" meta:character-count="3970" meta:non-whitespace-character-count="3543"/>
  </office:meta>
</office:document-meta>
</file>